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YaHei UI Light" svg:font-family="'Microsoft YaHei UI Light'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line-height="115%" fo:orphans="0" fo:text-indent="0in" style:auto-text-indent="false"/>
      <style:text-properties fo:color="#000000" loext:opacity="100%" style:font-name="Microsoft YaHei UI Light" fo:font-size="10pt" fo:language="el" fo:country="GR"/>
    </style:style>
    <style:style style:name="P2" style:family="paragraph" style:parent-style-name="Heading_20_2">
      <style:paragraph-properties fo:margin-left="0in" fo:margin-right="0in" fo:line-height="115%" fo:orphans="0" fo:text-indent="0in" style:auto-text-indent="false"/>
      <style:text-properties fo:color="#000000" loext:opacity="100%" style:font-name="Microsoft YaHei UI Light" fo:font-size="10pt" fo:language="el" fo:country="GR" officeooo:paragraph-rsid="002d92f8"/>
    </style:style>
    <style:style style:name="P3" style:family="paragraph" style:parent-style-name="Heading_20_2">
      <style:paragraph-properties fo:margin-left="0in" fo:margin-right="0in" fo:line-height="115%" fo:orphans="0" fo:text-indent="0in" style:auto-text-indent="false"/>
      <style:text-properties fo:color="#000000" loext:opacity="100%" style:font-name="Microsoft YaHei UI Light" fo:font-size="10pt" fo:language="el" fo:country="GR" officeooo:paragraph-rsid="003b5f26"/>
    </style:style>
    <style:style style:name="P4" style:family="paragraph" style:parent-style-name="Heading_20_2">
      <style:paragraph-properties fo:margin-left="0in" fo:margin-right="0in" fo:line-height="115%" fo:orphans="0" fo:text-indent="0in" style:auto-text-indent="false"/>
      <style:text-properties fo:color="#000000" loext:opacity="100%" style:font-name="Microsoft YaHei UI Light" fo:font-size="10pt" fo:language="el" fo:country="GR" officeooo:paragraph-rsid="00707387"/>
    </style:style>
    <style:style style:name="P5" style:family="paragraph" style:parent-style-name="Heading_20_2">
      <style:paragraph-properties fo:margin-left="0in" fo:margin-right="0in" fo:line-height="115%" fo:orphans="0" fo:text-indent="0in" style:auto-text-indent="false"/>
      <style:text-properties fo:color="#000000" loext:opacity="100%" style:font-name="Microsoft YaHei UI Light" fo:font-size="10pt" fo:language="el" fo:country="GR" officeooo:paragraph-rsid="00711df9"/>
    </style:style>
    <style:style style:name="P6" style:family="paragraph" style:parent-style-name="Text_20_body">
      <style:paragraph-properties fo:margin-top="0in" fo:margin-bottom="0.0972in" style:contextual-spacing="false" fo:line-height="115%" fo:orphans="0"/>
      <style:text-properties fo:color="#000000" loext:opacity="100%" style:font-name="Microsoft YaHei UI Light" fo:font-size="10pt" fo:language="el" fo:country="GR" officeooo:paragraph-rsid="00711df9"/>
    </style:style>
    <style:style style:name="P7" style:family="paragraph" style:parent-style-name="Heading_20_2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color="#000000" loext:opacity="100%" style:font-name="Microsoft YaHei UI Light" fo:font-size="10pt" fo:language="el" fo:country="GR" officeooo:paragraph-rsid="0074e5ed"/>
    </style:style>
    <style:style style:name="P8" style:family="paragraph" style:parent-style-name="Text_20_body">
      <style:paragraph-properties fo:margin-top="0in" fo:margin-bottom="0.0972in" style:contextual-spacing="false" fo:line-height="115%" fo:orphans="0"/>
      <style:text-properties fo:color="#000000" loext:opacity="100%" style:font-name="Microsoft YaHei UI Light" fo:font-size="10pt" fo:language="el" fo:country="GR" officeooo:paragraph-rsid="006f39ce"/>
    </style:style>
    <style:style style:name="P9" style:family="paragraph" style:parent-style-name="Text_20_body">
      <style:paragraph-properties fo:margin-top="0in" fo:margin-bottom="0.0972in" style:contextual-spacing="false" fo:line-height="115%" fo:orphans="0"/>
      <style:text-properties fo:color="#000000" loext:opacity="100%" style:font-name="Microsoft YaHei UI Light" fo:font-size="10pt" fo:language="el" fo:country="GR" officeooo:paragraph-rsid="007305a6"/>
    </style:style>
    <style:style style:name="P10" style:family="paragraph" style:parent-style-name="Standard">
      <style:text-properties fo:color="#000000" loext:opacity="100%" style:font-name="Microsoft YaHei UI Light" fo:font-size="10pt" fo:language="el" fo:country="GR" officeooo:rsid="001e9eb7" officeooo:paragraph-rsid="0018628c"/>
    </style:style>
    <style:style style:name="P11" style:family="paragraph" style:parent-style-name="Standard">
      <style:text-properties fo:color="#000000" loext:opacity="100%" style:font-name="Microsoft YaHei UI Light" fo:font-size="10pt" fo:language="el" fo:country="GR" officeooo:rsid="001e9eb7" officeooo:paragraph-rsid="00515c2e"/>
    </style:style>
    <style:style style:name="P12" style:family="paragraph" style:parent-style-name="Standard">
      <style:text-properties fo:color="#000000" loext:opacity="100%" style:font-name="Microsoft YaHei UI Light" fo:font-size="10pt" fo:language="el" fo:country="GR" fo:font-weight="bold" officeooo:rsid="001e9eb7" officeooo:paragraph-rsid="0018628c" style:font-weight-asian="bold" style:font-weight-complex="bold"/>
    </style:style>
    <style:style style:name="P13" style:family="paragraph" style:parent-style-name="Text_20_body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color="#000000" loext:opacity="100%" style:font-name="Microsoft YaHei UI Light" fo:font-size="10pt" fo:language="el" fo:country="GR" officeooo:rsid="0074e5ed" officeooo:paragraph-rsid="0074e5ed"/>
    </style:style>
    <style:style style:name="P14" style:family="paragraph" style:parent-style-name="Text_20_body">
      <style:text-properties fo:color="#000000" loext:opacity="100%" style:font-name="Microsoft YaHei UI Light" fo:font-size="10pt" fo:letter-spacing="normal" fo:language="el" fo:country="GR" officeooo:rsid="000ab718" officeooo:paragraph-rsid="000ab718"/>
    </style:style>
    <style:style style:name="P15" style:family="paragraph" style:parent-style-name="Text_20_body">
      <style:paragraph-properties fo:line-height="115%" fo:orphans="0"/>
      <style:text-properties officeooo:paragraph-rsid="00652d12"/>
    </style:style>
    <style:style style:name="P16" style:family="paragraph" style:parent-style-name="Text_20_body">
      <style:paragraph-properties fo:line-height="115%" fo:orphans="0"/>
      <style:text-properties officeooo:paragraph-rsid="00698e56"/>
    </style:style>
    <style:style style:name="P17" style:family="paragraph" style:parent-style-name="Text_20_body">
      <style:paragraph-properties fo:line-height="115%" fo:orphans="0"/>
      <style:text-properties officeooo:paragraph-rsid="006b16d1"/>
    </style:style>
    <style:style style:name="P18" style:family="paragraph" style:parent-style-name="Standard" style:list-style-name="L2">
      <style:text-properties officeooo:paragraph-rsid="00515c2e"/>
    </style:style>
    <style:style style:name="P19" style:family="paragraph" style:parent-style-name="Standard" style:list-style-name="L2">
      <style:text-properties officeooo:rsid="0051ffdb" officeooo:paragraph-rsid="0078d4ec"/>
    </style:style>
    <style:style style:name="P20" style:family="paragraph" style:parent-style-name="Standard" style:list-style-name="L2">
      <style:text-properties officeooo:rsid="0051ffdb" officeooo:paragraph-rsid="007bd0d7"/>
    </style:style>
    <style:style style:name="P21" style:family="paragraph" style:parent-style-name="Standard" style:list-style-name="L2">
      <style:text-properties officeooo:rsid="00526609" officeooo:paragraph-rsid="00526609"/>
    </style:style>
    <style:style style:name="P22" style:family="paragraph" style:parent-style-name="Standard" style:list-style-name="L2">
      <style:text-properties fo:color="#000000" loext:opacity="100%" style:font-name="Microsoft YaHei UI Light" fo:font-size="10pt" fo:language="el" fo:country="GR" officeooo:rsid="0053e1b6" officeooo:paragraph-rsid="0053e1b6"/>
    </style:style>
    <style:style style:name="P23" style:family="paragraph" style:parent-style-name="Standard" style:list-style-name="L2">
      <style:text-properties fo:color="#000000" loext:opacity="100%" style:font-name="Microsoft YaHei UI Light" fo:font-size="10pt" fo:language="el" fo:country="GR" officeooo:rsid="00544b53" officeooo:paragraph-rsid="00544b53"/>
    </style:style>
    <style:style style:name="P24" style:family="paragraph" style:parent-style-name="Standard">
      <style:text-properties fo:color="#000000" loext:opacity="100%" style:font-name="Microsoft YaHei UI Light" fo:font-size="10pt" fo:language="el" fo:country="GR" officeooo:rsid="001e9eb7" officeooo:paragraph-rsid="00515c2e"/>
    </style:style>
    <style:style style:name="P25" style:family="paragraph" style:parent-style-name="Standard">
      <style:text-properties fo:color="#000000" loext:opacity="100%" style:font-name="Microsoft YaHei UI Light" fo:font-size="10pt" fo:language="el" fo:country="GR" officeooo:rsid="0083aea8" officeooo:paragraph-rsid="0083aea8"/>
    </style:style>
    <style:style style:name="P26" style:family="paragraph" style:parent-style-name="Standard" style:list-style-name="L2">
      <style:text-properties officeooo:rsid="0053e1b6" officeooo:paragraph-rsid="00544b53"/>
    </style:style>
    <style:style style:name="P27" style:family="paragraph" style:parent-style-name="Standard" style:list-style-name="L2">
      <style:text-properties officeooo:rsid="0079e316" officeooo:paragraph-rsid="0079e316"/>
    </style:style>
    <style:style style:name="P28" style:family="paragraph" style:parent-style-name="Standard" style:list-style-name="L2">
      <style:text-properties officeooo:rsid="007de4d4" officeooo:paragraph-rsid="007de4d4"/>
    </style:style>
    <style:style style:name="P29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officeooo:paragraph-rsid="0013cd4f"/>
    </style:style>
    <style:style style:name="P30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officeooo:paragraph-rsid="005b3bad"/>
    </style:style>
    <style:style style:name="P31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officeooo:paragraph-rsid="0017de0c"/>
    </style:style>
    <style:style style:name="P32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color="#000000" loext:opacity="100%" style:font-name="Microsoft YaHei UI Light" fo:font-size="10pt" fo:language="el" fo:country="GR" officeooo:paragraph-rsid="0013cd4f"/>
    </style:style>
    <style:style style:name="P33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color="#000000" loext:opacity="100%" style:font-name="Microsoft YaHei UI Light" fo:font-size="10pt" fo:language="el" fo:country="GR" officeooo:paragraph-rsid="0013da6d"/>
    </style:style>
    <style:style style:name="P34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color="#000000" loext:opacity="100%" style:font-name="Microsoft YaHei UI Light" fo:font-size="10pt" fo:language="el" fo:country="GR" officeooo:paragraph-rsid="0017de0c"/>
    </style:style>
    <style:style style:name="P35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color="#000000" loext:opacity="100%" style:font-name="Microsoft YaHei UI Light" fo:font-size="10pt" fo:language="el" fo:country="GR" officeooo:rsid="00672b3f" officeooo:paragraph-rsid="0067c901"/>
    </style:style>
    <style:style style:name="P36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color="#000000" loext:opacity="100%" style:font-name="Microsoft YaHei UI Light" fo:font-size="10pt" fo:language="el" fo:country="GR" officeooo:rsid="0028319b" officeooo:paragraph-rsid="00372cba"/>
    </style:style>
    <style:style style:name="P37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color="#000000" loext:opacity="100%" style:font-name="Microsoft YaHei UI Light" fo:font-size="10pt" fo:language="el" fo:country="GR" officeooo:rsid="0017de0c" officeooo:paragraph-rsid="0033fecf"/>
    </style:style>
    <style:style style:name="P38" style:family="paragraph" style:parent-style-name="Text_20_body">
      <style:paragraph-properties fo:margin-top="0in" fo:margin-bottom="0.0972in" style:contextual-spacing="false" fo:line-height="115%" fo:orphans="0"/>
      <style:text-properties fo:color="#000000" loext:opacity="100%" style:font-name="Microsoft YaHei UI Light" fo:font-size="10pt" fo:language="el" fo:country="GR" officeooo:rsid="006f39ce" officeooo:paragraph-rsid="006f39ce"/>
    </style:style>
    <style:style style:name="P39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font-weight="normal" officeooo:paragraph-rsid="0058969f" style:font-weight-asian="normal" style:font-weight-complex="normal"/>
    </style:style>
    <style:style style:name="P40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font-weight="normal" officeooo:paragraph-rsid="003cac53" style:font-weight-asian="normal" style:font-weight-complex="normal"/>
    </style:style>
    <style:style style:name="P41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font-weight="normal" officeooo:paragraph-rsid="0060d19c" style:font-weight-asian="normal" style:font-weight-complex="normal"/>
    </style:style>
    <style:style style:name="P42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officeooo:rsid="0017de0c" officeooo:paragraph-rsid="0017de0c"/>
    </style:style>
    <style:style style:name="T1" style:family="text">
      <style:text-properties fo:font-variant="normal" fo:text-transform="none" fo:color="#000000" loext:opacity="100%" style:font-name="Microsoft YaHei UI Light" fo:font-size="10pt" fo:language="el" fo:country="GR"/>
    </style:style>
    <style:style style:name="T2" style:family="text">
      <style:text-properties fo:color="#000000" loext:opacity="100%" style:font-name="Microsoft YaHei UI Light" fo:font-size="10pt" fo:language="el" fo:country="GR"/>
    </style:style>
    <style:style style:name="T3" style:family="text">
      <style:text-properties fo:color="#000000" loext:opacity="100%" style:font-name="Microsoft YaHei UI Light" fo:font-size="10pt" fo:language="el" fo:country="GR" officeooo:rsid="000dac84"/>
    </style:style>
    <style:style style:name="T4" style:family="text">
      <style:text-properties fo:color="#000000" loext:opacity="100%" style:font-name="Microsoft YaHei UI Light" fo:font-size="10pt" fo:language="el" fo:country="GR" officeooo:rsid="00116908"/>
    </style:style>
    <style:style style:name="T5" style:family="text">
      <style:text-properties fo:color="#000000" loext:opacity="100%" style:font-name="Microsoft YaHei UI Light" fo:font-size="10pt" fo:language="el" fo:country="GR" officeooo:rsid="00132a2b"/>
    </style:style>
    <style:style style:name="T6" style:family="text">
      <style:text-properties fo:color="#000000" loext:opacity="100%" style:font-name="Microsoft YaHei UI Light" fo:font-size="10pt" fo:language="el" fo:country="GR" officeooo:rsid="0018628c"/>
    </style:style>
    <style:style style:name="T7" style:family="text">
      <style:text-properties fo:color="#000000" loext:opacity="100%" style:font-name="Microsoft YaHei UI Light" fo:font-size="10pt" fo:language="el" fo:country="GR" officeooo:rsid="00190eb7"/>
    </style:style>
    <style:style style:name="T8" style:family="text">
      <style:text-properties fo:color="#000000" loext:opacity="100%" style:font-name="Microsoft YaHei UI Light" fo:font-size="10pt" fo:language="el" fo:country="GR" officeooo:rsid="001d9183"/>
    </style:style>
    <style:style style:name="T9" style:family="text">
      <style:text-properties fo:color="#000000" loext:opacity="100%" style:font-name="Microsoft YaHei UI Light" fo:font-size="10pt" fo:language="el" fo:country="GR" officeooo:rsid="001e9eb7"/>
    </style:style>
    <style:style style:name="T10" style:family="text">
      <style:text-properties fo:color="#000000" loext:opacity="100%" style:font-name="Microsoft YaHei UI Light" fo:font-size="10pt" fo:language="el" fo:country="GR" officeooo:rsid="0020412d"/>
    </style:style>
    <style:style style:name="T11" style:family="text">
      <style:text-properties fo:color="#000000" loext:opacity="100%" style:font-name="Microsoft YaHei UI Light" fo:font-size="10pt" fo:language="el" fo:country="GR" style:text-underline-style="none"/>
    </style:style>
    <style:style style:name="T12" style:family="text">
      <style:text-properties fo:color="#000000" loext:opacity="100%" style:font-name="Microsoft YaHei UI Light" fo:font-size="10pt" fo:language="el" fo:country="GR" style:text-underline-style="none" fo:font-weight="normal" officeooo:rsid="00116908" style:font-weight-asian="normal" style:font-weight-complex="normal"/>
    </style:style>
    <style:style style:name="T13" style:family="text">
      <style:text-properties fo:color="#000000" loext:opacity="100%" style:font-name="Microsoft YaHei UI Light" fo:font-size="10pt" fo:language="el" fo:country="GR" style:text-underline-style="none" fo:font-weight="normal" officeooo:rsid="0025544c" style:font-weight-asian="normal" style:font-weight-complex="normal"/>
    </style:style>
    <style:style style:name="T14" style:family="text">
      <style:text-properties fo:color="#000000" loext:opacity="100%" style:font-name="Microsoft YaHei UI Light" fo:font-size="10pt" fo:language="el" fo:country="GR" style:text-underline-style="none" fo:font-weight="normal" officeooo:rsid="00339630" style:font-weight-asian="normal" style:font-weight-complex="normal"/>
    </style:style>
    <style:style style:name="T15" style:family="text">
      <style:text-properties fo:color="#000000" loext:opacity="100%" style:font-name="Microsoft YaHei UI Light" fo:font-size="10pt" fo:language="el" fo:country="GR" style:text-underline-style="none" fo:font-weight="normal" officeooo:rsid="003e622a" style:font-weight-asian="normal" style:font-weight-complex="normal"/>
    </style:style>
    <style:style style:name="T16" style:family="text">
      <style:text-properties fo:color="#000000" loext:opacity="100%" style:font-name="Microsoft YaHei UI Light" fo:font-size="10pt" fo:language="el" fo:country="GR" style:text-underline-style="none" fo:font-weight="normal" officeooo:rsid="005b3bad" style:font-weight-asian="normal" style:font-weight-complex="normal"/>
    </style:style>
    <style:style style:name="T17" style:family="text">
      <style:text-properties fo:color="#000000" loext:opacity="100%" style:font-name="Microsoft YaHei UI Light" fo:font-size="10pt" fo:language="el" fo:country="GR" style:text-underline-style="none" fo:font-weight="normal" officeooo:rsid="00652d12" style:font-weight-asian="normal" style:font-weight-complex="normal"/>
    </style:style>
    <style:style style:name="T18" style:family="text">
      <style:text-properties fo:color="#000000" loext:opacity="100%" style:font-name="Microsoft YaHei UI Light" fo:font-size="10pt" fo:language="el" fo:country="GR" style:text-underline-style="none" fo:font-weight="normal" officeooo:rsid="00672b3f" style:font-weight-asian="normal" style:font-weight-complex="normal"/>
    </style:style>
    <style:style style:name="T19" style:family="text">
      <style:text-properties fo:color="#000000" loext:opacity="100%" style:font-name="Microsoft YaHei UI Light" fo:font-size="10pt" fo:language="el" fo:country="GR" style:text-underline-style="none" fo:font-weight="normal" officeooo:rsid="00698e56" style:font-weight-asian="normal" style:font-weight-complex="normal"/>
    </style:style>
    <style:style style:name="T20" style:family="text">
      <style:text-properties fo:color="#000000" loext:opacity="100%" style:font-name="Microsoft YaHei UI Light" fo:font-size="10pt" fo:language="el" fo:country="GR" style:text-underline-style="none" fo:font-weight="normal" officeooo:rsid="006b16d1" style:font-weight-asian="normal" style:font-weight-complex="normal"/>
    </style:style>
    <style:style style:name="T21" style:family="text">
      <style:text-properties fo:color="#000000" loext:opacity="100%" style:font-name="Microsoft YaHei UI Light" fo:font-size="10pt" fo:language="el" fo:country="GR" style:text-underline-style="none" fo:font-weight="normal" officeooo:rsid="004dfc3c" fo:background-color="transparent" loext:char-shading-value="0" style:font-weight-asian="normal" style:font-weight-complex="normal"/>
    </style:style>
    <style:style style:name="T22" style:family="text">
      <style:text-properties fo:color="#000000" loext:opacity="100%" style:font-name="Microsoft YaHei UI Light" fo:font-size="10pt" fo:language="el" fo:country="GR" style:text-underline-style="none" fo:font-weight="normal" officeooo:rsid="0058969f" fo:background-color="transparent" loext:char-shading-value="0" style:font-weight-asian="normal" style:font-weight-complex="normal"/>
    </style:style>
    <style:style style:name="T23" style:family="text">
      <style:text-properties fo:color="#000000" loext:opacity="100%" style:font-name="Microsoft YaHei UI Light" fo:font-size="10pt" fo:language="el" fo:country="GR" style:text-underline-style="none" fo:font-weight="normal" officeooo:rsid="005bb33c" fo:background-color="transparent" loext:char-shading-value="0" style:font-weight-asian="normal" style:font-weight-complex="normal"/>
    </style:style>
    <style:style style:name="T24" style:family="text">
      <style:text-properties fo:color="#000000" loext:opacity="100%" style:font-name="Microsoft YaHei UI Light" fo:font-size="10pt" fo:language="el" fo:country="GR" style:text-underline-style="none" fo:font-weight="normal" officeooo:rsid="00313714" fo:background-color="transparent" loext:char-shading-value="0" style:font-weight-asian="normal" style:font-weight-complex="normal"/>
    </style:style>
    <style:style style:name="T25" style:family="text">
      <style:text-properties fo:color="#000000" loext:opacity="100%" style:font-name="Microsoft YaHei UI Light" fo:font-size="10pt" fo:language="el" fo:country="GR" style:text-underline-style="none" fo:font-weight="normal" officeooo:rsid="00190eb7" fo:background-color="transparent" loext:char-shading-value="0" style:font-weight-asian="normal" style:font-weight-complex="normal"/>
    </style:style>
    <style:style style:name="T26" style:family="text">
      <style:text-properties fo:color="#000000" loext:opacity="100%" style:font-name="Microsoft YaHei UI Light" fo:font-size="10pt" fo:language="el" fo:country="GR" style:text-underline-style="none" fo:font-weight="normal" officeooo:rsid="003cac53" fo:background-color="transparent" loext:char-shading-value="0" style:font-weight-asian="normal" style:font-weight-complex="normal"/>
    </style:style>
    <style:style style:name="T27" style:family="text">
      <style:text-properties fo:color="#000000" loext:opacity="100%" style:font-name="Microsoft YaHei UI Light" fo:font-size="10pt" fo:language="el" fo:country="GR" style:text-underline-style="none" fo:font-weight="normal" officeooo:rsid="005d3aa8" fo:background-color="transparent" loext:char-shading-value="0" style:font-weight-asian="normal" style:font-weight-complex="normal"/>
    </style:style>
    <style:style style:name="T28" style:family="text">
      <style:text-properties fo:color="#000000" loext:opacity="100%" style:font-name="Microsoft YaHei UI Light" fo:font-size="10pt" fo:language="el" fo:country="GR" style:text-underline-style="none" fo:font-weight="normal" officeooo:rsid="00652d12" fo:background-color="transparent" loext:char-shading-value="0" style:font-weight-asian="normal" style:font-weight-complex="normal"/>
    </style:style>
    <style:style style:name="T29" style:family="text">
      <style:text-properties fo:color="#000000" loext:opacity="100%" style:font-name="Microsoft YaHei UI Light" fo:font-size="10pt" fo:language="el" fo:country="GR" style:text-underline-style="none" fo:font-weight="normal" officeooo:rsid="00698e56" fo:background-color="transparent" loext:char-shading-value="0" style:font-weight-asian="normal" style:font-weight-complex="normal"/>
    </style:style>
    <style:style style:name="T30" style:family="text">
      <style:text-properties fo:color="#000000" loext:opacity="100%" style:font-name="Microsoft YaHei UI Light" fo:font-size="10pt" fo:language="el" fo:country="GR" style:text-underline-style="none" officeooo:rsid="00339630"/>
    </style:style>
    <style:style style:name="T31" style:family="text">
      <style:text-properties fo:color="#000000" loext:opacity="100%" style:font-name="Microsoft YaHei UI Light" fo:font-size="10pt" fo:language="el" fo:country="GR" style:text-underline-style="none" officeooo:rsid="0018628c"/>
    </style:style>
    <style:style style:name="T32" style:family="text">
      <style:text-properties fo:color="#000000" loext:opacity="100%" style:font-name="Microsoft YaHei UI Light" fo:font-size="10pt" fo:language="el" fo:country="GR" style:text-underline-style="none" officeooo:rsid="003e622a"/>
    </style:style>
    <style:style style:name="T33" style:family="text">
      <style:text-properties fo:color="#000000" loext:opacity="100%" style:font-name="Microsoft YaHei UI Light" fo:font-size="10pt" fo:language="el" fo:country="GR" style:text-underline-style="none" officeooo:rsid="004dfc3c" fo:background-color="transparent" loext:char-shading-value="0"/>
    </style:style>
    <style:style style:name="T34" style:family="text">
      <style:text-properties fo:color="#000000" loext:opacity="100%" style:font-name="Microsoft YaHei UI Light" fo:font-size="10pt" fo:language="el" fo:country="GR" style:text-underline-style="none" officeooo:rsid="00313714" fo:background-color="transparent" loext:char-shading-value="0"/>
    </style:style>
    <style:style style:name="T35" style:family="text">
      <style:text-properties fo:color="#000000" loext:opacity="100%" style:font-name="Microsoft YaHei UI Light" fo:font-size="10pt" fo:language="el" fo:country="GR" style:text-underline-style="none" officeooo:rsid="0058969f" fo:background-color="transparent" loext:char-shading-value="0"/>
    </style:style>
    <style:style style:name="T36" style:family="text">
      <style:text-properties fo:color="#000000" loext:opacity="100%" style:font-name="Microsoft YaHei UI Light" fo:font-size="10pt" fo:language="el" fo:country="GR" style:text-underline-style="none" officeooo:rsid="00190eb7" fo:background-color="transparent" loext:char-shading-value="0"/>
    </style:style>
    <style:style style:name="T37" style:family="text">
      <style:text-properties fo:color="#000000" loext:opacity="100%" style:font-name="Microsoft YaHei UI Light" fo:font-size="10pt" fo:language="el" fo:country="GR" style:text-underline-style="none" officeooo:rsid="003cac53" fo:background-color="transparent" loext:char-shading-value="0"/>
    </style:style>
    <style:style style:name="T38" style:family="text">
      <style:text-properties fo:color="#000000" loext:opacity="100%" style:font-name="Microsoft YaHei UI Light" fo:font-size="10pt" fo:language="el" fo:country="GR" style:text-underline-style="none" officeooo:rsid="005bb33c" fo:background-color="transparent" loext:char-shading-value="0"/>
    </style:style>
    <style:style style:name="T39" style:family="text">
      <style:text-properties fo:color="#000000" loext:opacity="100%" style:font-name="Microsoft YaHei UI Light" fo:font-size="10pt" fo:language="el" fo:country="GR" style:text-underline-style="none" officeooo:rsid="005d3aa8" fo:background-color="transparent" loext:char-shading-value="0"/>
    </style:style>
    <style:style style:name="T40" style:family="text">
      <style:text-properties fo:color="#000000" loext:opacity="100%" style:font-name="Microsoft YaHei UI Light" fo:font-size="10pt" fo:language="el" fo:country="GR" style:text-underline-style="none" officeooo:rsid="00652d12" fo:background-color="transparent" loext:char-shading-value="0"/>
    </style:style>
    <style:style style:name="T41" style:family="text">
      <style:text-properties fo:color="#000000" loext:opacity="100%" style:font-name="Microsoft YaHei UI Light" fo:font-size="10pt" fo:language="el" fo:country="GR" style:text-underline-style="none" officeooo:rsid="00698e56" fo:background-color="transparent" loext:char-shading-value="0"/>
    </style:style>
    <style:style style:name="T42" style:family="text">
      <style:text-properties fo:color="#000000" loext:opacity="100%" style:font-name="Microsoft YaHei UI Light" fo:font-size="10pt" fo:language="el" fo:country="GR" style:text-underline-style="none" officeooo:rsid="006b16d1" fo:background-color="transparent" loext:char-shading-value="0"/>
    </style:style>
    <style:style style:name="T43" style:family="text">
      <style:text-properties fo:color="#000000" loext:opacity="100%" style:font-name="Microsoft YaHei UI Light" fo:font-size="10pt" fo:language="el" fo:country="GR" style:text-underline-style="none" officeooo:rsid="006d4b4a" fo:background-color="transparent" loext:char-shading-value="0"/>
    </style:style>
    <style:style style:name="T44" style:family="text">
      <style:text-properties fo:color="#000000" loext:opacity="100%" style:font-name="Microsoft YaHei UI Light" fo:font-size="10pt" fo:language="el" fo:country="GR" style:text-underline-style="none" officeooo:rsid="005b3bad"/>
    </style:style>
    <style:style style:name="T45" style:family="text">
      <style:text-properties fo:color="#000000" loext:opacity="100%" style:font-name="Microsoft YaHei UI Light" fo:font-size="10pt" fo:language="el" fo:country="GR" style:text-underline-style="none" officeooo:rsid="005ee816"/>
    </style:style>
    <style:style style:name="T46" style:family="text">
      <style:text-properties fo:color="#000000" loext:opacity="100%" style:font-name="Microsoft YaHei UI Light" fo:font-size="10pt" fo:language="el" fo:country="GR" style:text-underline-style="none" officeooo:rsid="0060d19c"/>
    </style:style>
    <style:style style:name="T47" style:family="text">
      <style:text-properties fo:color="#000000" loext:opacity="100%" style:font-name="Microsoft YaHei UI Light" fo:font-size="10pt" fo:language="el" fo:country="GR" style:text-underline-style="none" officeooo:rsid="006b16d1"/>
    </style:style>
    <style:style style:name="T48" style:family="text">
      <style:text-properties fo:color="#000000" loext:opacity="100%" style:font-name="Microsoft YaHei UI Light" fo:font-size="10pt" fo:language="el" fo:country="GR" officeooo:rsid="0028319b"/>
    </style:style>
    <style:style style:name="T49" style:family="text">
      <style:text-properties fo:color="#000000" loext:opacity="100%" style:font-name="Microsoft YaHei UI Light" fo:font-size="10pt" fo:language="el" fo:country="GR" officeooo:rsid="00355cc8"/>
    </style:style>
    <style:style style:name="T50" style:family="text">
      <style:text-properties fo:color="#000000" loext:opacity="100%" style:font-name="Microsoft YaHei UI Light" fo:font-size="10pt" fo:language="el" fo:country="GR" officeooo:rsid="003cac53"/>
    </style:style>
    <style:style style:name="T51" style:family="text">
      <style:text-properties fo:color="#000000" loext:opacity="100%" style:font-name="Microsoft YaHei UI Light" fo:font-size="10pt" fo:language="el" fo:country="GR" officeooo:rsid="003cb66e"/>
    </style:style>
    <style:style style:name="T52" style:family="text">
      <style:text-properties fo:color="#000000" loext:opacity="100%" style:font-name="Microsoft YaHei UI Light" fo:font-size="10pt" fo:language="el" fo:country="GR" officeooo:rsid="003e622a"/>
    </style:style>
    <style:style style:name="T53" style:family="text">
      <style:text-properties fo:color="#000000" loext:opacity="100%" style:font-name="Microsoft YaHei UI Light" fo:font-size="10pt" fo:language="el" fo:country="GR" officeooo:rsid="0049d87e"/>
    </style:style>
    <style:style style:name="T54" style:family="text">
      <style:text-properties fo:color="#000000" loext:opacity="100%" style:font-name="Microsoft YaHei UI Light" fo:font-size="10pt" fo:language="el" fo:country="GR" officeooo:rsid="004e1c81"/>
    </style:style>
    <style:style style:name="T55" style:family="text">
      <style:text-properties fo:color="#000000" loext:opacity="100%" style:font-name="Microsoft YaHei UI Light" fo:font-size="10pt" fo:language="el" fo:country="GR" officeooo:rsid="0051fe67"/>
    </style:style>
    <style:style style:name="T56" style:family="text">
      <style:text-properties fo:color="#000000" loext:opacity="100%" style:font-name="Microsoft YaHei UI Light" fo:font-size="10pt" fo:language="el" fo:country="GR" officeooo:rsid="0051ffdb"/>
    </style:style>
    <style:style style:name="T57" style:family="text">
      <style:text-properties fo:color="#000000" loext:opacity="100%" style:font-name="Microsoft YaHei UI Light" fo:font-size="10pt" fo:language="el" fo:country="GR" officeooo:rsid="00526609"/>
    </style:style>
    <style:style style:name="T58" style:family="text">
      <style:text-properties fo:color="#000000" loext:opacity="100%" style:font-name="Microsoft YaHei UI Light" fo:font-size="10pt" fo:language="el" fo:country="GR" officeooo:rsid="0053e1b6"/>
    </style:style>
    <style:style style:name="T59" style:family="text">
      <style:text-properties fo:color="#000000" loext:opacity="100%" style:font-name="Microsoft YaHei UI Light" fo:font-size="10pt" fo:language="el" fo:country="GR" officeooo:rsid="0058d7a5"/>
    </style:style>
    <style:style style:name="T60" style:family="text">
      <style:text-properties fo:color="#000000" loext:opacity="100%" style:font-name="Microsoft YaHei UI Light" fo:font-size="10pt" fo:language="el" fo:country="GR" officeooo:rsid="005b3bad"/>
    </style:style>
    <style:style style:name="T61" style:family="text">
      <style:text-properties fo:color="#000000" loext:opacity="100%" style:font-name="Microsoft YaHei UI Light" fo:font-size="10pt" fo:language="el" fo:country="GR" officeooo:rsid="005bb33c"/>
    </style:style>
    <style:style style:name="T62" style:family="text">
      <style:text-properties fo:color="#000000" loext:opacity="100%" style:font-name="Microsoft YaHei UI Light" fo:font-size="10pt" fo:language="el" fo:country="GR" officeooo:rsid="005eddf0"/>
    </style:style>
    <style:style style:name="T63" style:family="text">
      <style:text-properties fo:color="#000000" loext:opacity="100%" style:font-name="Microsoft YaHei UI Light" fo:font-size="10pt" fo:language="el" fo:country="GR" fo:font-weight="normal" style:font-weight-asian="normal" style:font-weight-complex="normal"/>
    </style:style>
    <style:style style:name="T64" style:family="text">
      <style:text-properties fo:color="#000000" loext:opacity="100%" style:font-name="Microsoft YaHei UI Light" fo:font-size="10pt" fo:language="el" fo:country="GR" fo:font-weight="normal" officeooo:rsid="005eddf0" style:font-weight-asian="normal" style:font-weight-complex="normal"/>
    </style:style>
    <style:style style:name="T65" style:family="text">
      <style:text-properties fo:color="#000000" loext:opacity="100%" style:font-name="Microsoft YaHei UI Light" fo:font-size="10pt" fo:language="el" fo:country="GR" fo:font-weight="normal" officeooo:rsid="0063d485" style:font-weight-asian="normal" style:font-weight-complex="normal"/>
    </style:style>
    <style:style style:name="T66" style:family="text">
      <style:text-properties fo:color="#000000" loext:opacity="100%" style:font-name="Microsoft YaHei UI Light" fo:font-size="10pt" fo:language="el" fo:country="GR" fo:font-weight="normal" officeooo:rsid="0049d87e" style:font-weight-asian="normal" style:font-weight-complex="normal"/>
    </style:style>
    <style:style style:name="T67" style:family="text">
      <style:text-properties fo:color="#000000" loext:opacity="100%" style:font-name="Microsoft YaHei UI Light" fo:font-size="10pt" fo:language="el" fo:country="GR" fo:font-weight="normal" officeooo:rsid="00652d12" style:font-weight-asian="normal" style:font-weight-complex="normal"/>
    </style:style>
    <style:style style:name="T68" style:family="text">
      <style:text-properties fo:color="#000000" loext:opacity="100%" style:font-name="Microsoft YaHei UI Light" fo:font-size="10pt" fo:language="el" fo:country="GR" fo:font-weight="normal" officeooo:rsid="00132a2b" style:font-weight-asian="normal" style:font-weight-complex="normal"/>
    </style:style>
    <style:style style:name="T69" style:family="text">
      <style:text-properties fo:color="#000000" loext:opacity="100%" style:font-name="Microsoft YaHei UI Light" fo:font-size="10pt" fo:language="el" fo:country="GR" fo:font-weight="normal" officeooo:rsid="003cac53" style:font-weight-asian="normal" style:font-weight-complex="normal"/>
    </style:style>
    <style:style style:name="T70" style:family="text">
      <style:text-properties fo:color="#000000" loext:opacity="100%" style:font-name="Microsoft YaHei UI Light" fo:font-size="10pt" fo:language="el" fo:country="GR" fo:font-weight="normal" officeooo:rsid="004e1c81" style:font-weight-asian="normal" style:font-weight-complex="normal"/>
    </style:style>
    <style:style style:name="T71" style:family="text">
      <style:text-properties fo:color="#000000" loext:opacity="100%" style:font-name="Microsoft YaHei UI Light" fo:font-size="10pt" fo:language="el" fo:country="GR" fo:font-weight="normal" officeooo:rsid="0067c901" style:font-weight-asian="normal" style:font-weight-complex="normal"/>
    </style:style>
    <style:style style:name="T72" style:family="text">
      <style:text-properties fo:color="#000000" loext:opacity="100%" style:font-name="Microsoft YaHei UI Light" fo:font-size="10pt" fo:language="el" fo:country="GR" fo:font-weight="normal" officeooo:rsid="00698e56" style:font-weight-asian="normal" style:font-weight-complex="normal"/>
    </style:style>
    <style:style style:name="T73" style:family="text">
      <style:text-properties fo:color="#000000" loext:opacity="100%" style:font-name="Microsoft YaHei UI Light" fo:font-size="10pt" fo:language="el" fo:country="GR" fo:font-weight="normal" officeooo:rsid="006b16d1" style:font-weight-asian="normal" style:font-weight-complex="normal"/>
    </style:style>
    <style:style style:name="T74" style:family="text">
      <style:text-properties fo:color="#000000" loext:opacity="100%" style:font-name="Microsoft YaHei UI Light" fo:font-size="10pt" fo:language="el" fo:country="GR" officeooo:rsid="00652d12"/>
    </style:style>
    <style:style style:name="T75" style:family="text">
      <style:text-properties fo:color="#000000" loext:opacity="100%" style:font-name="Microsoft YaHei UI Light" fo:font-size="10pt" fo:language="el" fo:country="GR" officeooo:rsid="00698e56"/>
    </style:style>
    <style:style style:name="T76" style:family="text">
      <style:text-properties fo:color="#000000" loext:opacity="100%" style:font-name="Microsoft YaHei UI Light" fo:font-size="10pt" fo:language="el" fo:country="GR" officeooo:rsid="006b16d1"/>
    </style:style>
    <style:style style:name="T77" style:family="text">
      <style:text-properties fo:color="#000000" loext:opacity="100%" style:font-name="Microsoft YaHei UI Light" fo:font-size="10pt" fo:language="el" fo:country="GR" officeooo:rsid="006d4b4a"/>
    </style:style>
    <style:style style:name="T78" style:family="text">
      <style:text-properties fo:color="#000000" loext:opacity="100%" style:font-name="Microsoft YaHei UI Light" fo:font-size="10pt" fo:language="el" fo:country="GR" officeooo:rsid="0078d4ec"/>
    </style:style>
    <style:style style:name="T79" style:family="text">
      <style:text-properties fo:color="#000000" loext:opacity="100%" style:font-name="Microsoft YaHei UI Light" fo:font-size="10pt" fo:language="el" fo:country="GR" officeooo:rsid="0079e316"/>
    </style:style>
    <style:style style:name="T80" style:family="text">
      <style:text-properties fo:color="#000000" loext:opacity="100%" style:font-name="Microsoft YaHei UI Light" fo:font-size="10pt" fo:language="el" fo:country="GR" officeooo:rsid="007bd0d7"/>
    </style:style>
    <style:style style:name="T81" style:family="text">
      <style:text-properties fo:color="#000000" loext:opacity="100%" style:font-name="Microsoft YaHei UI Light" fo:font-size="10pt" fo:language="el" fo:country="GR" officeooo:rsid="0081bd35"/>
    </style:style>
    <style:style style:name="T82" style:family="text">
      <style:text-properties officeooo:rsid="002f541c"/>
    </style:style>
    <style:style style:name="T83" style:family="text">
      <style:text-properties officeooo:rsid="00332ca1"/>
    </style:style>
    <style:style style:name="T84" style:family="text">
      <style:text-properties officeooo:rsid="00339630"/>
    </style:style>
    <style:style style:name="T85" style:family="text">
      <style:text-properties officeooo:rsid="0018628c"/>
    </style:style>
    <style:style style:name="T86" style:family="text">
      <style:text-properties style:font-name="Microsoft YaHei UI Light" fo:font-size="10pt" fo:language="el" fo:country="GR" fo:font-weight="normal" style:font-weight-asian="normal" style:font-weight-complex="normal"/>
    </style:style>
    <style:style style:name="T87" style:family="text">
      <style:text-properties style:font-name="Microsoft YaHei UI Light" fo:font-size="10pt" fo:language="el" fo:country="GR" fo:font-weight="normal" officeooo:rsid="00652d12" style:font-weight-asian="normal" style:font-weight-complex="normal"/>
    </style:style>
    <style:style style:name="T88" style:family="text">
      <style:text-properties style:font-name="Microsoft YaHei UI Light" fo:font-size="10pt" fo:language="el" fo:country="GR" fo:font-weight="normal" officeooo:rsid="0067c901" style:font-weight-asian="normal" style:font-weight-complex="normal"/>
    </style:style>
    <style:style style:name="T89" style:family="text">
      <style:text-properties style:text-underline-style="none" fo:font-weight="normal" style:font-weight-asian="normal" style:font-weight-complex="normal"/>
    </style:style>
    <style:style style:name="T90" style:family="text">
      <style:text-properties style:text-underline-style="none" fo:font-weight="normal" officeooo:rsid="0025544c" style:font-weight-asian="normal" style:font-weight-complex="normal"/>
    </style:style>
    <style:style style:name="T91" style:family="text">
      <style:text-properties style:text-underline-style="none" fo:font-weight="normal" officeooo:rsid="00698e56" style:font-weight-asian="normal" style:font-weight-complex="normal"/>
    </style:style>
    <style:style style:name="T92" style:family="text">
      <style:text-properties officeooo:rsid="003e622a"/>
    </style:style>
    <style:style style:name="T93" style:family="text">
      <style:text-properties officeooo:rsid="0061eead"/>
    </style:style>
    <style:style style:name="T94" style:family="text">
      <style:text-properties officeooo:rsid="00639c28"/>
    </style:style>
    <style:style style:name="T95" style:family="text">
      <style:text-properties officeooo:rsid="00652d12"/>
    </style:style>
    <style:style style:name="T96" style:family="text">
      <style:text-properties fo:font-weight="bold" officeooo:rsid="00652d12" style:font-name-asian="Noto Serif CJK SC" style:font-size-asian="18pt" style:font-weight-asian="bold" style:font-name-complex="Lohit Devanagari1" style:font-size-complex="18pt" style:font-weight-complex="bold"/>
    </style:style>
    <style:style style:name="T97" style:family="text">
      <style:text-properties fo:font-weight="bold" officeooo:rsid="006b16d1" style:font-name-asian="Noto Serif CJK SC" style:font-size-asian="18pt" style:font-weight-asian="bold" style:font-name-complex="Lohit Devanagari1" style:font-size-complex="18pt" style:font-weight-complex="bold"/>
    </style:style>
    <style:style style:name="T98" style:family="text">
      <style:text-properties fo:font-weight="bold" officeooo:rsid="00707387" style:font-name-asian="Noto Serif CJK SC" style:font-size-asian="18pt" style:font-weight-asian="bold" style:font-name-complex="Lohit Devanagari1" style:font-size-complex="18pt" style:font-weight-complex="bold"/>
    </style:style>
    <style:style style:name="T99" style:family="text">
      <style:text-properties fo:font-weight="bold" officeooo:rsid="00711df9" style:font-name-asian="Noto Serif CJK SC" style:font-size-asian="18pt" style:font-weight-asian="bold" style:font-name-complex="Lohit Devanagari1" style:font-size-complex="18pt" style:font-weight-complex="bold"/>
    </style:style>
    <style:style style:name="T100" style:family="text">
      <style:text-properties fo:font-weight="bold" officeooo:rsid="007305a6" style:font-name-asian="Noto Serif CJK SC" style:font-size-asian="18pt" style:font-weight-asian="bold" style:font-name-complex="Lohit Devanagari1" style:font-size-complex="18pt" style:font-weight-complex="bold"/>
    </style:style>
    <style:style style:name="T101" style:family="text">
      <style:text-properties fo:font-weight="bold" officeooo:rsid="0074e5ed" style:font-name-asian="Noto Serif CJK SC" style:font-size-asian="18pt" style:font-weight-asian="bold" style:font-name-complex="Lohit Devanagari1" style:font-size-complex="18pt" style:font-weight-complex="bold"/>
    </style:style>
    <style:style style:name="T102" style:family="text">
      <style:text-properties officeooo:rsid="00698e56"/>
    </style:style>
    <style:style style:name="T103" style:family="text">
      <style:text-properties officeooo:rsid="006ebcd8"/>
    </style:style>
    <style:style style:name="T104" style:family="text">
      <style:text-properties officeooo:rsid="006f39ce"/>
    </style:style>
    <style:style style:name="T105" style:family="text">
      <style:text-properties officeooo:rsid="00707387"/>
    </style:style>
    <style:style style:name="T106" style:family="text">
      <style:text-properties officeooo:rsid="00711df9"/>
    </style:style>
    <style:style style:name="T107" style:family="text">
      <style:text-properties officeooo:rsid="007305a6"/>
    </style:style>
    <style:style style:name="T108" style:family="text">
      <style:text-properties officeooo:rsid="0074e5ed"/>
    </style:style>
    <style:style style:name="T109" style:family="text">
      <style:text-properties officeooo:rsid="007ca4c6"/>
    </style:style>
    <style:style style:name="T110" style:family="text">
      <style:text-properties officeooo:rsid="007de4d4"/>
    </style:style>
    <style:style style:name="T111" style:family="text">
      <style:text-properties officeooo:rsid="007fb8e1"/>
    </style:style>
    <style:style style:name="T112" style:family="text">
      <style:text-properties officeooo:rsid="0081bd3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ΠΕΡΊΠΤΩΣΗ ΧΡΗΣΗΣ : Επεξεργασία επίπλων</text:p>
      <text:h text:style-name="P1" text:outline-level="2">ΒΑΣΙΚΉ ΡΟΉ: <text:span text:style-name="T95">Επιλογ</text:span><text:span text:style-name="T96">ή βασικού τμήματος επίπλου για επεξεργασία</text:span></text:h>
      <text:list xml:id="list3316811983" text:style-name="L1">
        <text:list-item>
          <text:p text:style-name="P29"><text:span text:style-name="T2">Ο χρήστης επιλέγει να επεξεργαστεί ένα συγκεκριμένο έπιπλο </text:span><text:span text:style-name="T3">από την </text:span><text:span text:style-name="T8">σελίδα</text:span><text:span text:style-name="T3"> δωματίου</text:span><text:span text:style-name="T2">.</text:span></text:p>
        </text:list-item>
        <text:list-item>
          <text:p text:style-name="P29"><text:span text:style-name="T1"><text:s/></text:span><text:span text:style-name="T2">Το σύστημα εμφανίζει σε μεγέθυνση το έπιπλο προς επεξεργασία</text:span><text:span text:style-name="T10"> σ</text:span><text:span text:style-name="T59">την σελίδα επίπλου</text:span><text:span text:style-name="T4">,</text:span><text:span text:style-name="T12"> ό</text:span><text:span text:style-name="T13">πως και διάφορες πληροφορίες για αυτό.</text:span></text:p>
        </text:list-item>
        <text:list-item>
          <text:p text:style-name="P32">Ο χρήστης επιλέγει να επεξεργαστεί <text:span text:style-name="T102">τουλάχιστον ένα</text:span> βασικό τμήμα του επίπλου (πχ. Τα πόδια ενός τραπεζιού) <text:span text:style-name="T82">από την σελίδα του επίπλου.</text:span></text:p>
        </text:list-item>
        <text:list-item>
          <text:p text:style-name="P35"><text:span text:style-name="T90">Τ</text:span><text:span text:style-name="T89">ο σύστημα ελέγχει αν επιλέχθηκ</text:span><text:span text:style-name="T91">ε</text:span><text:span text:style-name="T89"> ολόκληρο</text:span><text:span text:style-name="T91"> το έπιπλο , δηλαδή όλα τα βασικά τμήματα του επίπλου</text:span><text:span text:style-name="T89">.</text:span></text:p>
        </text:list-item>
        <text:list-item>
          <text:p text:style-name="P29"><text:span text:style-name="T2">Το σύστημα </text:span><text:span text:style-name="T60">εμφανίζει</text:span><text:span text:style-name="T2"> τ</text:span><text:span text:style-name="T75">α</text:span><text:span text:style-name="T2"> βασικά τμήμα</text:span><text:span text:style-name="T76">τα</text:span><text:span text:style-name="T2"> που επέλεξε ο χρήστης </text:span><text:span text:style-name="T44">με</text:span><text:span text:style-name="T11"> κάποιες πληροφορίες για αυτό </text:span><text:span text:style-name="T30">στην σελίδα βασικώ</text:span><text:span text:style-name="T47">ν</text:span><text:span text:style-name="T30"> τμημάτων επίπλου</text:span><text:span text:style-name="T11">.</text:span></text:p>
        </text:list-item>
        <text:list-item>
          <text:p text:style-name="P30"><text:span text:style-name="T2">Ο χρήστης </text:span><text:span text:style-name="T52">επιλέγει </text:span><text:span text:style-name="T60">τύπο επεξεργασίας </text:span><text:span text:style-name="T14">στην σελίδα βασικώ</text:span><text:span text:style-name="T20">ν</text:span><text:span text:style-name="T14"> τμημάτων επίπλου.</text:span><text:span text:style-name="T15"> </text:span><text:span text:style-name="T16">(</text:span><text:span text:style-name="T2">επ</text:span><text:span text:style-name="T7">εξεργ</text:span><text:span text:style-name="T52">ασί</text:span><text:span text:style-name="T60">α</text:span><text:span text:style-name="T7"> διαστάσε</text:span><text:span text:style-name="T60">ων</text:span><text:span text:style-name="T7">, χρώμα</text:span><text:span text:style-name="T60">τος</text:span><text:span text:style-name="T7"> ή υλικ</text:span><text:span text:style-name="T60">ού</text:span><text:span text:style-name="T61">)</text:span></text:p>
        </text:list-item>
        <text:list-item>
          <text:p text:style-name="P39"><text:span text:style-name="T34">Τ</text:span><text:span text:style-name="T33">ο σύστημα </text:span><text:span text:style-name="T35">κατατάσσει τις αλλαγές που μπορεί να κάνει ο χρήστης </text:span><text:span text:style-name="T38">στ</text:span><text:span text:style-name="T43">α</text:span><text:span text:style-name="T38"> βασικά τμήμα</text:span><text:span text:style-name="T43">τα</text:span><text:span text:style-name="T38"> </text:span><text:span text:style-name="T35">ανάλογα με την κατηγορία </text:span><text:span text:style-name="T36">χρήστη </text:span><text:span text:style-name="T35">που ανήκει , </text:span><text:span text:style-name="T41">το </text:span><text:span text:style-name="T35">τμήμα του επίπλου και </text:span><text:span text:style-name="T37">την σύνθεση του δωματίου </text:span><text:span text:style-name="T35">και τις</text:span><text:span text:style-name="T37"> </text:span><text:span text:style-name="T33">εμφανίζει </text:span><text:span text:style-name="T39">στο</text:span><text:span text:style-name="T33"> μενού επεξεργασίας </text:span><text:span text:style-name="T40">βασικών τμ</text:span><text:span text:style-name="T42">η</text:span><text:span text:style-name="T40">μάτ</text:span><text:span text:style-name="T42">ων</text:span><text:span text:style-name="T53">.</text:span></text:p>
        </text:list-item>
        <text:list-item>
          <text:p text:style-name="P40"><text:span text:style-name="T2">Ο χρήστης </text:span><text:span text:style-name="T5">εισάγει</text:span><text:span text:style-name="T2"> αλλαγές</text:span><text:span text:style-name="T50"> </text:span><text:span text:style-name="T54">στ</text:span><text:span text:style-name="T77">α</text:span><text:span text:style-name="T54"> </text:span><text:span text:style-name="T62">βασικά τμήμα</text:span><text:span text:style-name="T77">τα</text:span><text:span text:style-name="T62"> από το</text:span><text:span text:style-name="T54"> μενού επεξεργασίας </text:span><text:span text:style-name="T74">βασικών τμ</text:span><text:span text:style-name="T76">ημάτων</text:span><text:span text:style-name="T2">.</text:span></text:p>
        </text:list-item>
        <text:list-item>
          <text:p text:style-name="P40"><text:span text:style-name="T53">Το σύστημα </text:span><text:span text:style-name="T2">ελέγχει αν πρέπει να </text:span><text:span text:style-name="T50">γίνουν αλλαγές και στα υπόλοιπα τμήματα του επίπλου</text:span><text:span text:style-name="T51">(πχ τα πόδια του γραφείου είναι πολύ λεπτά σε σχέση με επιφάνεια από πάνω)</text:span><text:span text:style-name="T2">.</text:span></text:p>
        </text:list-item>
        <text:list-item>
          <text:p text:style-name="P41"><text:span text:style-name="T31">Το σύστημα ελέγχει αν το έπιπλο </text:span><text:span text:style-name="T32">μετά την επεξεργασία </text:span><text:span text:style-name="T31">χωράει στην θέση που υπήρχε στο δωμάτιο, αν αντέχει το βάρος άλλων </text:span><text:span text:style-name="T45">επίπλων</text:span><text:span text:style-name="T31"> που μπορεί να </text:span><text:span text:style-name="T32">υπήρχαν</text:span><text:span text:style-name="T31"> πάνω του </text:span><text:span text:style-name="T46">και</text:span><text:span text:style-name="T32"> αν ταιριάζει αισθητικά στο δωμάτιο</text:span><text:span text:style-name="T31">.</text:span></text:p>
        </text:list-item>
        <text:list-item>
          <text:p text:style-name="P33">Το σύστημα εμφανίζει το έπιπλο με τις νέες προδιαγραφές <text:span text:style-name="T83">στην ανανεωμένη σελίδα επίπλου</text:span>.<text:span text:style-name="T92"> </text:span></text:p>
        </text:list-item>
        <text:list-item>
          <text:p text:style-name="P34">Ο χρήστης αποθηκεύει <text:span text:style-name="T84">το έπιπλο </text:span><text:span text:style-name="T93">στην ανανεωμένη σελίδα επίπλου</text:span>.</text:p>
        </text:list-item>
        <text:list-item>
          <text:p text:style-name="P36"><text:span text:style-name="T85">Τ</text:span>ο σύστημα αποθηκεύει το “νέο” έπιπλο στ<text:span text:style-name="T94">α αντικείμενα</text:span> του χρήστη, για <text:span text:style-name="T93">μελλοντική χρήση</text:span>.</text:p>
        </text:list-item>
        <text:list-item>
          <text:p text:style-name="P37">Το σύστημα ελέγχει στο δωμάτιο εάν υπάρχουν και άλλα ίδια έπιπλα. </text:p>
        </text:list-item>
        <text:list-item>
          <text:p text:style-name="P42"><text:span text:style-name="T2">Το σύστημα εμφανίζει ένα μήνυμα επιβεβαίωσης </text:span><text:span text:style-name="T6">και σε περίπτωση επιβεβαίωσης αλλάζουν </text:span><text:span text:style-name="T49">στο δωμάτιο </text:span><text:span text:style-name="T6">όλα ίδια έπιπλα σύμφωνα με της αλλαγές που έκανε ο χρήστης στο συγκεκριμένο έπιπλο.</text:span></text:p>
        </text:list-item>
        <text:list-item>
          <text:p text:style-name="P31"><text:span text:style-name="T48">Το σύστημα επιστρέφει τον χρήστη</text:span><text:span text:style-name="T2"> στ</text:span><text:span text:style-name="T8">ην σελίδα</text:span><text:span text:style-name="T2"> του δωματίου με τ</text:span><text:span text:style-name="T8">ις αλλαγές. </text:span></text:p>
        </text:list-item>
      </text:list>
      <text:h text:style-name="P2" text:outline-level="2">ΕΝΑΛΛΑΚΤΙΚΗ ΡΟΗ 1: <text:span text:style-name="T95">Επεξεργασ</text:span><text:span text:style-name="T96">ία </text:span><text:span text:style-name="T97">ολόκληρου του επίπλου</text:span></text:h>
      <text:p text:style-name="P17"><text:span text:style-name="T88">4</text:span><text:span text:style-name="T86">.α.</text:span><text:span text:style-name="T87">1</text:span><text:span text:style-name="T86"> </text:span><text:span text:style-name="T13">Τ</text:span><text:span text:style-name="T18">ο σύστημα ελέγχει αν επιλέχθηκ</text:span><text:span text:style-name="T19">ε</text:span><text:span text:style-name="T18"> ολόκληρο</text:span><text:span text:style-name="T19"> το έπιπλο , δηλαδή όλα τα βασικά τμήματα του επίπλου</text:span><text:span text:style-name="T18"> </text:span><text:span text:style-name="T20">και αφού ισχύει εμφανίζει την σελίδα επεξεργασίας επίπλου.</text:span></text:p>
      <text:p text:style-name="P16"><text:span text:style-name="T71">4</text:span><text:span text:style-name="T65">.α.2 </text:span><text:span text:style-name="T72">Ο χρήστης επιλέγει τύπο επεξεργασίας </text:span><text:span text:style-name="T73">στην σελίδα επεξεργασίας επίπλου</text:span><text:span text:style-name="T72">.</text:span><text:span text:style-name="T65"> </text:span></text:p>
      <text:p text:style-name="P16"><text:span text:style-name="T29">4.α.3 </text:span><text:span text:style-name="T24">Τ</text:span><text:span text:style-name="T21">ο σύστημα </text:span><text:span text:style-name="T22">κατατάσσει τις αλλαγές που μπορεί να κάνει ο χρήστης </text:span><text:span text:style-name="T23">στο έπ</text:span><text:span text:style-name="T28">ιπλο</text:span><text:span text:style-name="T23"> </text:span><text:span text:style-name="T22">ανάλογα </text:span><text:soft-page-break/><text:span text:style-name="T22">με την κατηγορία </text:span><text:span text:style-name="T25">χρήστη </text:span><text:span text:style-name="T22">που ανήκει , </text:span><text:span text:style-name="T28">το έπιπλο</text:span><text:span text:style-name="T22"> και </text:span><text:span text:style-name="T26">την σύνθεση του δωματίου </text:span><text:span text:style-name="T22">και τις</text:span><text:span text:style-name="T26"> </text:span><text:span text:style-name="T21">εμφανίζει </text:span><text:span text:style-name="T27">στο</text:span><text:span text:style-name="T21"> μενού επεξεργασίας </text:span><text:span text:style-name="T28">επίπλου</text:span><text:span text:style-name="T66">.</text:span></text:p>
      <text:p text:style-name="P15"><text:span text:style-name="T71">4</text:span><text:span text:style-name="T67">.α.</text:span><text:span text:style-name="T72">4</text:span><text:span text:style-name="T67"> </text:span><text:span text:style-name="T63">Ο χρήστης </text:span><text:span text:style-name="T68">εισάγει</text:span><text:span text:style-name="T63"> αλλαγές</text:span><text:span text:style-name="T69"> </text:span><text:span text:style-name="T70">στο έ</text:span><text:span text:style-name="T67">πιπλο</text:span><text:span text:style-name="T64"> από το</text:span><text:span text:style-name="T70"> μενού επεξεργασίας </text:span><text:span text:style-name="T67">επίπλου</text:span><text:span text:style-name="T63">.</text:span></text:p>
      <text:p text:style-name="P15"><text:span text:style-name="T19">4</text:span><text:span text:style-name="T15">.</text:span><text:span text:style-name="T17">α.</text:span><text:span text:style-name="T19">5</text:span><text:span text:style-name="T17"> Η εναλλακτική ροή συνεχίζεται με το βήμα 9 της βασικής ροής.</text:span></text:p>
      <text:h text:style-name="P3" text:outline-level="2">ΕΝΑΛΛΑΚΤΙΚΗ ΡΟΗ 2: <text:span text:style-name="T105">Πρ</text:span><text:span text:style-name="T98">έπει να γίνουν αλλαγές και στα άλλα τμήματα</text:span> </text:h>
      <text:p text:style-name="P8"><text:span text:style-name="T103">10</text:span>.α.1 <text:span text:style-name="T104">Το σύστημα ενημερώνει τον χρήστη ότι δεν είναι επιτρεπτές οι αλλαγές που έκανε και τον προτρέπει να αλλάξει κάποιο άλλο βασικό τμήμα ή έναν συνδυασμό τμημάτων πρώτα. </text:span></text:p>
      <text:p text:style-name="P38">10.α.2 Το σύστημα διαγράφει της αλλαγές και επιστρέφει τον χρήστη στην σελίδα επίπλου.</text:p>
      <text:h text:style-name="P4" text:outline-level="2">ΕΝΑΛΛΑΚΤΙΚΗ ΡΟΗ <text:span text:style-name="T105">3</text:span>: <text:span text:style-name="T105">Το </text:span><text:span text:style-name="T98">έπιπλο δεν χωράει ή </text:span><text:span text:style-name="T100">δεν αντέχει</text:span></text:h>
      <text:p text:style-name="P9"><text:span text:style-name="T103">1</text:span><text:span text:style-name="T105">1</text:span>.α.1 <text:span text:style-name="T104">Το σύστημα ενημερώνει τον χρήστη ότι δεν είναι επιτρεπτές οι αλλαγές που έκανε.</text:span></text:p>
      <text:p text:style-name="P9"><text:span text:style-name="T104">1</text:span><text:span text:style-name="T106">1</text:span><text:span text:style-name="T104">.α.2 Το σύστημα διαγράφει της αλλαγές και επιστρέφει τον χρήστη στην σελίδα επίπλου.</text:span></text:p>
      <text:h text:style-name="P5" text:outline-level="2">ΕΝΑΛΛΑΚΤΙΚΗ ΡΟΗ <text:span text:style-name="T106">4</text:span>: <text:span text:style-name="T105">Το </text:span><text:span text:style-name="T98">έπιπλο δεν </text:span><text:span text:style-name="T99">ταιριάζει αισθητικά</text:span></text:h>
      <text:p text:style-name="P6"><text:span text:style-name="T103">1</text:span><text:span text:style-name="T105">1</text:span>.<text:span text:style-name="T107">β</text:span>.1 <text:span text:style-name="T104">Το σύστημα </text:span><text:span text:style-name="T107">προειδοποιεί</text:span><text:span text:style-name="T104"> τον χρήστη ότι </text:span><text:span text:style-name="T106">η αισθητική του δωματίου δε ταιριάζει με τις αλλαγές που έκανε</text:span></text:p>
      <text:p text:style-name="P6"><text:span text:style-name="T106">11.</text:span><text:span text:style-name="T107">β</text:span><text:span text:style-name="T106">.2 </text:span><text:span text:style-name="T104"><text:s/></text:span><text:span text:style-name="T107">Το σύστημα εμφανίζει ένα μήνυμα επιβεβαίωσης ,και με την επιβεβαίωσή του αγνοούμε την προειδοποίηση</text:span></text:p>
      <text:p text:style-name="P6"><text:span text:style-name="T104">1</text:span><text:span text:style-name="T106">1</text:span><text:span text:style-name="T104">.</text:span><text:span text:style-name="T107">β</text:span><text:span text:style-name="T104">.</text:span><text:span text:style-name="T107">3</text:span><text:span text:style-name="T104"> </text:span><text:span text:style-name="T107">Η περίπτωση χρήσης συνεχίζεται με το βήμα 11 της βασικής ροής.</text:span></text:p>
      <text:h text:style-name="P7" text:outline-level="2">ΕΝΑΛΛΑΚΤΙΚΗ ΡΟΗ <text:span text:style-name="T108">5</text:span>: <text:span text:style-name="T108">Δεν υπ</text:span><text:span text:style-name="T101">άρχουν ίδια έπιπλα</text:span></text:h>
      <text:p text:style-name="P13">15.α.1 Αφού δεν υπάρχουν άλλα ίδια έπιπλα , η περίπτωση χρήσης συνεχίζεται στο 16 βήμα της βασικής ροής.</text:p>
      <text:p text:style-name="P13"/>
      <text:p text:style-name="P10">ΠΕΡΙΠΤΩΣΗ ΧΡΗΣΗΣ 2: Προσθήκη επίπλων</text:p>
      <text:p text:style-name="P10"/>
      <text:p text:style-name="P12"><text:s/>ΒΑΣΙΚΗ ΡΟΗ:</text:p>
      <text:list xml:id="list3865793176" text:style-name="L2">
        <text:list-item>
          <text:p text:style-name="P18"><text:span text:style-name="T9">Ο </text:span><text:span text:style-name="T55">χρήστης επιλέγει την </text:span><text:span text:style-name="T56">προσθήκη επίπλων από την σελίδα δωματίου.</text:span></text:p>
        </text:list-item>
        <text:list-item>
          <text:p text:style-name="P20"><text:span text:style-name="T2">Ο σύστημα εμφανίζει της κατηγορίες επίπλων ανάλογα με τον τύπο δωματίου </text:span><text:span text:style-name="T57">και </text:span><text:span text:style-name="T78">ανοίγματα</text:span><text:span text:style-name="T57"> </text:span><text:span text:style-name="T79">κατατάσσοντας της κατηγορίες </text:span><text:span text:style-name="T80">και τα ανοίγματα </text:span><text:span text:style-name="T79">ανάλογα με αυτά τα αντικείμενα που λείπουν από το δωμάτιο </text:span><text:span text:style-name="T57">σε </text:span><text:span text:style-name="T78">μία σελίδα επιλογής </text:span><text:span text:style-name="T80">αντικειμένων</text:span><text:span text:style-name="T79">.</text:span></text:p>
        </text:list-item>
        <text:list-item>
          <text:p text:style-name="P27"><text:span text:style-name="T57">Ο </text:span><text:span text:style-name="T2">χρήστης επιλέγει μία συγκεκριμένη κατηγορία ή ανοίγματα από την σελίδα επιλογής επίπλων. </text:span></text:p>
        </text:list-item>
        <text:list-item>
          <text:p text:style-name="P19"><text:span text:style-name="T79">Το σύστημα κατατάσσει έπιπλα ή ανοίγματα σύμφωνα με </text:span><text:span text:style-name="T57">την κατηγορία του χρήστη, την σύνθεση του δωματίου</text:span><text:span text:style-name="T79"> και τα εμφανίζει σε μία λίστα επιλογών.</text:span></text:p>
        </text:list-item>
        <text:list-item>
          <text:p text:style-name="P21"><text:span text:style-name="T2">Ο χρήστης ψάχνει </text:span><text:span text:style-name="T58">και επιλέγει το έπιπλο που θέλει να προσθέσει.</text:span></text:p>
        </text:list-item>
        <text:list-item>
          <text:p text:style-name="P28"><text:span text:style-name="T58">Τ</text:span><text:span text:style-name="T2">ο σύστημα ρωτάει τον χρήστη μέσα από ένα μήνυμα , εάν θέλει να επεξεργαστεί το έπιπλο πριν το κάνει προσθήκη.</text:span></text:p>
        </text:list-item>
        <text:list-item>
          <text:p text:style-name="P22">Το σύστημα ζητά στον χρήστη να επιλέξει πόσα αντίγραφα από το ίδιο έπιπλο θέλει <text:span text:style-name="T109">μέσα από ένα μήνυμα διαλόγου.</text:span></text:p>
        </text:list-item>
        <text:list-item>
          <text:p text:style-name="P22">Ο χρήστης εισάγει τον αριθμό των αντιγράφων και πατά προσθήκη.</text:p>
        </text:list-item>
        <text:list-item>
          <text:p text:style-name="P22">Το σύστημα αποθηκεύει το/τα έπιπλο/α ή ά<text:span text:style-name="T110">νοιγμα</text:span> σε <text:span text:style-name="T111">καλάθι αντικειμένων χρήστη</text:span> για να μετακινηθούν <text:span text:style-name="T110">σ</text:span>ε όποια θέση θέλει ο χρήστης αργότερα.</text:p>
        </text:list-item>
        <text:list-item>
          <text:p text:style-name="P26"><text:span text:style-name="T2">Το σύστημα εμφανίζει ένα μήνυμα επιβεβαίωσης για το εάν θέλει να συνεχίσει ο χρήστης την αναζήτηση επίπλων ή </text:span><text:span text:style-name="T81">ανοιγμάτων</text:span><text:span text:style-name="T2"> για προσθήκη. </text:span></text:p>
        </text:list-item>
        <text:list-item>
          <text:p text:style-name="P23">Ο χρήστης επιλέγει να μην προσθέσει άλλο αντικείμενο για την ώρα</text:p>
        </text:list-item>
        <text:list-item>
          <text:p text:style-name="P23">Το σύστημα επιστρέφει τον χρήστη στην σελίδα του δωματίου , όπου υπάρχει <text:span text:style-name="T111">το καλάθι αντικειμένων</text:span> με τα έπιπλα έτοιμα για <text:span text:style-name="T111">μετακίνηση</text:span>.</text:p>
          <text:p text:style-name="P23"/>
        </text:list-item>
      </text:list>
      <text:p text:style-name="P11"><text:soft-page-break/></text:p>
      <text:p text:style-name="P11"/>
      <text:p text:style-name="P10"><text:s text:c="11"/>ΕΝΑΛΛΑΚΤΙΚΗ ΡΟΗ <text:span text:style-name="T112">1</text:span>: </text:p>
      <text:p text:style-name="P10">1<text:span text:style-name="T112">1</text:span>.<text:span text:style-name="T112">α</text:span>.1 <text:tab/>Ο χρήστης επιλέγει <text:span text:style-name="T112">να συνεχίζει την αναζήτηση.</text:span></text:p>
      <text:p text:style-name="P25">11.α.2 Η περίπτωση χρήσης συνεχίζεται με το βήμα 2 της βασικής ροής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YaHei UI Light" svg:font-family="'Microsoft YaHei UI Light'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20:42:16.026431845</meta:creation-date>
    <dc:date>2023-04-25T22:20:57.795903101</dc:date>
    <meta:editing-duration>PT5H28M55S</meta:editing-duration>
    <meta:editing-cycles>33</meta:editing-cycles>
    <meta:generator>LibreOffice/7.3.7.2$Linux_X86_64 LibreOffice_project/30$Build-2</meta:generator>
    <meta:document-statistic meta:table-count="0" meta:image-count="0" meta:object-count="0" meta:page-count="3" meta:paragraph-count="53" meta:word-count="854" meta:character-count="5290" meta:non-whitespace-character-count="4493"/>
  </office:meta>
</office:document-meta>
</file>